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FBL1728" svg:font-family="SFBL1728" style:font-family-generic="system" style:font-pitch="variable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319in" fo:margin-left="0in" fo:margin-top="0in" fo:margin-bottom="0in" table:align="left" style:writing-mode="lr-tb"/>
    </style:style>
    <style:style style:name="Table1.A" style:family="table-column">
      <style:table-column-properties style:column-width="1.0139in"/>
    </style:style>
    <style:style style:name="Table1.B" style:family="table-column">
      <style:table-column-properties style:column-width="2.8076in"/>
    </style:style>
    <style:style style:name="Table1.C" style:family="table-column">
      <style:table-column-properties style:column-width="1.7729in"/>
    </style:style>
    <style:style style:name="Table1.D" style:family="table-column">
      <style:table-column-properties style:column-width="1.6375in"/>
    </style:style>
    <style:style style:name="Table1.1" style:family="table-row">
      <style:table-row-properties style:min-row-height="0.5771in" fo:keep-together="auto"/>
    </style:style>
    <style:style style:name="Table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.C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2" style:family="table-row">
      <style:table-row-properties style:min-row-height="0.3938in" fo:keep-together="auto"/>
    </style:style>
    <style:style style:name="Table1.C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20489d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4pt" style:font-name-asian="Calibri1" style:font-size-asian="14pt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name-asian="Calibri1" style:font-size-asian="14pt" style:font-size-complex="14pt"/>
    </style:style>
    <style:style style:name="P5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SFBL1728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20489d" officeooo:paragraph-rsid="0020489d" fo:background-color="#ffff0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background-color="#ffff00" style:font-size-asian="14pt" style:font-size-complex="14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imes New Roman" fo:font-size="14pt" fo:background-color="#ffff00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in" fo:margin-bottom="0in" style:contextual-spacing="false" fo:line-height="100%" fo:orphans="0" fo:widows="0"/>
    </style:style>
    <style:style style:name="P11" style:family="paragraph" style:parent-style-name="Standard">
      <style:text-properties officeooo:rsid="00082870" officeooo:paragraph-rsid="00082870"/>
    </style:style>
    <style:style style:name="P12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13" style:family="paragraph" style:parent-style-name="Standard">
      <style:text-properties officeooo:rsid="0020489d" officeooo:paragraph-rsid="0020489d"/>
    </style:style>
    <style:style style:name="P14" style:family="paragraph" style:parent-style-name="Contents_20_2">
      <style:paragraph-properties>
        <style:tab-stops>
          <style:tab-stop style:position="6.8898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8898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  <style:text-properties officeooo:rsid="0025653f" officeooo:paragraph-rsid="0025653f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2">
      <style:paragraph-properties fo:text-align="start" style:justify-single-word="false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name-asian="Calibri1" style:font-size-asian="14pt" style:font-size-complex="14pt"/>
    </style:style>
    <style:style style:name="T3" style:family="text">
      <style:text-properties style:font-name="Times New Roman" fo:font-size="14pt" officeooo:rsid="00082870" style:font-name-asian="Calibri1" style:font-size-asian="14pt" style:font-size-complex="14pt"/>
    </style:style>
    <style:style style:name="T4" style:family="text">
      <style:text-properties style:font-name="Times New Roman" fo:font-size="14pt" officeooo:rsid="0020489d" style:font-name-asian="Calibri1" style:font-size-asian="14pt" style:font-size-complex="14pt"/>
    </style:style>
    <style:style style:name="T5" style:family="text">
      <style:text-properties style:font-name="Times New Roman" fo:font-size="14pt" officeooo:rsid="0020489d" fo:background-color="transparent" loext:char-shading-value="0" style:font-size-asian="14pt" style:font-size-complex="14pt"/>
    </style:style>
    <style:style style:name="T6" style:family="text">
      <style:text-properties style:font-name="Times New Roman" fo:font-size="14pt" fo:language="en" fo:country="US" officeooo:rsid="0020489d" fo:background-color="#ffff00" loext:char-shading-value="0" style:font-size-asian="14pt" style:font-size-complex="14pt"/>
    </style:style>
    <style:style style:name="T7" style:family="text">
      <style:text-properties officeooo:rsid="0024299b"/>
    </style:style>
    <style:style style:name="T8" style:family="text">
      <style:text-properties officeooo:rsid="0028b65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И НАУКИ РФ</text:p>
      <text:p text:style-name="P5">ФЕДЕРАЛЬНОЕ ГОСУДАРСТВЕННОЕ БЮДЖЕТНОЕ</text:p>
      <text:p text:style-name="P5">ОБРАЗОВАТЕЛЬНОЕ УЧРЕЖДЕНИЕ ВЫСШЕГО ОБРАЗОВАНИЯ</text:p>
      <text:p text:style-name="P5">ВЯТСКИЙ ГОСУДАРСТВЕННЫЙ УНИВЕРСИТЕТ</text:p>
      <text:p text:style-name="P5">ИНСТИТУТ МАТЕМАТИКИ И ИНФОРМАЦИОННЫХ СИСТЕМ</text:p>
      <text:p text:style-name="P5">ФАКУЛЬТЕТ КОМПЬЮТЕРНЫХ И ФИЗИКО-МАТЕМАТИЧЕСКИХ НАУК</text:p>
      <text:p text:style-name="P5">КАФЕДРА ПРИКЛАДНОЙ МАТЕМАТИКИ И ИНФОРМАТИКИ</text:p>
      <text:p text:style-name="P1"/>
      <text:p text:style-name="P1"/>
      <text:p text:style-name="P1"/>
      <text:p text:style-name="P1"/>
      <text:p text:style-name="P6">Название</text:p>
      <text:p text:style-name="P1"/>
      <text:p text:style-name="P9"><text:span text:style-name="T1">Отчет по лабораторной №</text:span><text:span text:style-name="T6">X</text:span></text:p>
      <text:p text:style-name="P9"><text:span text:style-name="T1">по дисциплине «</text:span><text:span text:style-name="T5">Параллельное программирование</text:span><text:span text:style-name="T1">»</text:span></text:p>
      <text:p text:style-name="P2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Выполнил</text:p>
          </table:table-cell>
          <table:table-cell table:style-name="Table1.A1" office:value-type="string">
            <text:p text:style-name="P10"><text:span text:style-name="T2">студент гр. </text:span><text:span text:style-name="T3">ПМИ-</text:span><text:span text:style-name="T4">3</text:span><text:span text:style-name="T3">301-52-00</text:span>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11">Ступников Г.Е.</text:p>
          </table:table-cell>
        </table:table-row>
        <table:table-row table:style-name="Table1.2">
          <table:table-cell table:style-name="Table1.A1" office:value-type="string">
            <text:p text:style-name="P3">Проверил</text:p>
          </table:table-cell>
          <table:table-cell table:style-name="Table1.A1" office:value-type="string">
            <text:p text:style-name="P3">преподаватель каф. ПМ<text:span text:style-name="T7">иИ</text:span></text:p>
          </table:table-cell>
          <table:table-cell table:style-name="Table1.C2" office:value-type="string">
            <text:p text:style-name="P4"/>
          </table:table-cell>
          <table:table-cell table:style-name="Table1.A1" office:value-type="string">
            <text:p text:style-name="P13">Чупраков П.Г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">Киров <text:s/></text:span><text:span text:style-name="T1"><text:date style:data-style-name="N10107" text:date-value="2023-02-21T08:38:25.019826418" text:fixed="true">2023</text:date>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Оглавление</text:p>
          </text:index-title>
          <text:p text:style-name="P14"><text:a xlink:type="simple" xlink:href="#__RefHeading___Toc510_3487219197" text:style-name="Index_20_Link" text:visited-style-name="Index_20_Link">Цель лабораторной работы<text:tab/>3</text:a></text:p>
          <text:p text:style-name="P14"><text:a xlink:type="simple" xlink:href="#__RefHeading___Toc512_3487219197" text:style-name="Index_20_Link" text:visited-style-name="Index_20_Link">Задания на лабораторную работу<text:tab/>3</text:a></text:p>
          <text:p text:style-name="P14"><text:a xlink:type="simple" xlink:href="#__RefHeading___Toc514_3487219197" text:style-name="Index_20_Link" text:visited-style-name="Index_20_Link">Полученные результаты<text:tab/>3</text:a></text:p>
          <text:p text:style-name="P14"><text:a xlink:type="simple" xlink:href="#__RefHeading___Toc516_3487219197" text:style-name="Index_20_Link" text:visited-style-name="Index_20_Link">Вывод<text:tab/>3</text:a></text:p>
          <text:p text:style-name="P14"><text:a xlink:type="simple" xlink:href="#__RefHeading___Toc518_3487219197" text:style-name="Index_20_Link" text:visited-style-name="Index_20_Link">Листинг программы<text:tab/>3</text:a></text:p>
        </text:index-body>
      </text:table-of-content>
      <text:p text:style-name="P7"/>
      <text:p text:style-name="P8"/>
      <text:h text:style-name="P18" text:outline-level="2"><text:bookmark-start text:name="__RefHeading___Toc510_3487219197"/>Цель лабораторной работы<text:bookmark-end text:name="__RefHeading___Toc510_3487219197"/></text:h>
      <text:h text:style-name="Heading_20_2" text:outline-level="2"><text:bookmark-start text:name="__RefHeading___Toc512_3487219197"/>Задания на лабораторную работу<text:bookmark-end text:name="__RefHeading___Toc512_3487219197"/></text:h>
      <text:h text:style-name="Heading_20_2" text:outline-level="2"><text:bookmark-start text:name="__RefHeading___Toc514_3487219197"/>Полученные результаты<text:bookmark-end text:name="__RefHeading___Toc514_3487219197"/></text:h>
      <text:p text:style-name="P19">Конфигурация: </text:p>
      <text:p text:style-name="Text_20_body"><text:span text:style-name="T8">ОС</text:span>: Linux Fedora 36</text:p>
      <text:p text:style-name="Text_20_body">Компилятор: GCC 12.2.1</text:p>
      <text:p text:style-name="Text_20_body">CPU: Intel® Core™ i3-10110U <text:span text:style-name="T8">(</text:span>2 Cores, 4 Threads @2.10 GHz, 15 W<text:span text:style-name="T8">)</text:span></text:p>
      <text:p text:style-name="Text_20_body">RAM: 8.0 Гб</text:p>
      <text:h text:style-name="Heading_20_2" text:outline-level="2"><text:bookmark-start text:name="__RefHeading___Toc516_3487219197"/>Вывод<text:bookmark-end text:name="__RefHeading___Toc516_3487219197"/></text:h>
      <text:h text:style-name="Heading_20_2" text:outline-level="2"><text:bookmark-start text:name="__RefHeading___Toc518_3487219197"/>Листинг программы<text:bookmark-end text:name="__RefHeading___Toc518_3487219197"/></text:h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FBL1728" svg:font-family="SFBL1728" style:font-family-generic="system" style:font-pitch="variable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FandolFang R" style:font-family-asian="'FandolFang 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" style:font-family-complex="'Noto Sans'" style:font-family-generic-complex="system" style:font-pitch-complex="variable" style:language-complex="zxx" style:country-complex="none"/>
    </style:style>
    <style:style style:name="Standard_20__28_user_29_" style:display-name="Standard (user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font-name="Source Code Pro" fo:font-family="'Source Code Pro'" style:font-pitch="fixed" fo:font-size="10pt" fo:language="zxx" fo:country="none" fo:font-style="normal" fo:font-weight="normal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8:38:25.532397848</meta:creation-date>
    <dc:language>ru-RU</dc:language>
    <meta:editing-cycles>10</meta:editing-cycles>
    <dc:title>Отчет по ЛР</dc:title>
    <meta:editing-duration>PT13M51S</meta:editing-duration>
    <meta:generator>LibreOffice/7.4.5.1$Linux_X86_64 LibreOffice_project/40$Build-1</meta:generator>
    <dc:date>2023-02-22T17:26:58.729606437</dc:date>
    <meta:document-statistic meta:table-count="1" meta:image-count="0" meta:object-count="0" meta:page-count="3" meta:paragraph-count="33" meta:word-count="106" meta:character-count="814" meta:non-whitespace-character-count="739"/>
    <meta:user-defined meta:name="AppVersion">15.0000</meta:user-defined>
    <meta:template xlink:type="simple" xlink:actuate="onRequest" xlink:title="Отчет по ЛР" xlink:href="../Отчет%20по%20ЛР%20%7C%20oop.ott" meta:date="2023-02-21T08:38:25.019774864"/>
  </office:meta>
</office:document-meta>
</file>